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fo:language="sl" fo:country="SI" fo:font-style="italic" style:text-underline-style="none" officeooo:paragraph-rsid="0003aa40" style:font-style-asian="italic" style:font-style-complex="italic"/>
    </style:style>
    <style:style style:name="P3" style:family="paragraph" style:parent-style-name="Text_20_body">
      <style:text-properties fo:font-style="italic" officeooo:paragraph-rsid="00059a68" style:font-style-asian="italic" style:font-style-complex="italic"/>
    </style:style>
    <style:style style:name="P4" style:family="paragraph" style:parent-style-name="Text_20_body">
      <style:text-properties fo:font-style="italic" style:text-underline-style="none" officeooo:paragraph-rsid="0003aa40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DGOVORI NA VPRAŠANJA</text:h>
      <text:h text:style-name="Heading_20_3" text:outline-level="3">Sklop 1: Namestitev in konfiguracija operacijskega sistema Linux, GitHub</text:h>
      <text:p text:style-name="P2"><text:span text:style-name="T1">1. Kako konfiguriramo diskovni sistem s pomočjo datoteke /etc/fstab? Prikažite tudi, kako deluje diskovno polje RAID na operacijskem sistem Linux (namig: ukaz mdadm) in izpišite stanje sistema v /proc/mdstat. Opišite delovanja programa resize2fs.</text:span></text:p>
      <text:p text:style-name="P2"><text:span text:style-name="T1">2. Kaj je to ramdisk in kako ga postavimo? Čemu služi imenik /etc/skel? Kako vzpostavimo povezavo sshfs?</text:span></text:p>
      <text:p text:style-name="P2"><text:span text:style-name="T1">3. Konfigurirajte zaganjalnik grub (angl. bootloader) tako, da jedro preskoči uničene bajte v pomnilniku (namig: ukaz badram=). Kaj je memtest86?</text:span></text:p>
      <text:p text:style-name="P2"><text:span text:style-name="T1">4. Na vmesniku gitlab.com opravite fork repozitorija https://gitlab.com/jan.popic/sysadmin in v ukazni lupini prenesite vašo verzijo repozitorija na računalnik. Opišite razliko med ukazoma git clone in git fork.</text:span></text:p>
      <text:p text:style-name="P2"><text:span text:style-name="T1">5. V ukazni lupini dodajte v repozitorij tekstovno datoteko ime_priimek.txt in jo objavite na vašem git repozitoriju. Opišite razliko med git commit in git push.</text:span></text:p>
      <text:p text:style-name="P2"><text:span text:style-name="T1"/></text:p>
      <text:h text:style-name="Heading_20_3" text:outline-level="3"><text:span text:style-name="T2">Sklop 2: Namestitev in konfiguracija strežnika Apach</text:span>e</text:h>
      <text:p text:style-name="P4"><text:span text:style-name="T1">1. Kako spremenimo privzeta vrata (angl. port) za dostop do strežnika Apache?</text:span></text:p>
      <text:p text:style-name="P4"><text:span text:style-name="T1">2. Kakšne spremembe je potrebno narediti v konfiguraciji apache2.conf pri ustvarjanju navideznega strežnika? (namig: ukaz VirtualHost)</text:span></text:p>
      <text:p text:style-name="P4"><text:span text:style-name="T1">3. Kje je shranjeno ime strežnika Apache? (namig: ServerName) Kako spremenimo ime strežnika Apache na delujočem sistemu? (namig: ukaz reload)</text:span></text:p>
      <text:p text:style-name="P4"><text:span text:style-name="T1">4. Kako uporabnikom sistema omogočimo dostop do domače javne spletne mape ~/public_html? 3</text:span></text:p>
      <text:p text:style-name="P4"><text:span text:style-name="T1">5. Izpišite konfiguracijo datotek za beleženje napak in dostopa ter opišite njihov format. Izpišite nabor odjemalcev, ki dostopa do strežnika. (namig: uporabite ukaz awk -F\" '{print $(NF-1)}' | sort | uniq)</text:span></text:p>
      <text:p text:style-name="P4"><text:span text:style-name="T1"/></text:p>
      <text:h text:style-name="Heading_20_3" text:outline-level="3">Sklop 3*: Namestitev in konfiguracija strežnikov NPM/NodeJS/MongoDB </text:h>
      <text:p text:style-name="P3"><text:span text:style-name="T1">1. Opišite postopek namestitve NodeJS in NPM. Kako preverimo ali je NPM že nameščen na sistemu?</text:span></text:p>
      <text:p text:style-name="P3"><text:soft-page-break/><text:span text:style-name="T1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span></text:p>
      <text:p text:style-name="P3"><text:span text:style-name="T1">3. Ob vsakem ponovnem zagonu operacijskega sistema se obstoječi dnevniški vnosi podatkovnega strežnika MongoDB zbrišejo. Kaj je potrebno narediti, da se dnevniški vnosi po zagonu strežnika pripenjajo na konec obstoječega dnevnika?</text:span></text:p>
      <text:p text:style-name="P3"><text:span text:style-name="T1">4. Kako zaženemo strežnik Mongodb potem, ko smo podatke preselili v novo mapo?</text:span></text:p>
      <text:p text:style-name="P3"><text:span text:style-name="T1">5. Za uporabnika spremenite izgled lupine MongoDB (ukaz mongo) tako, da se bo ta odzivala z odzivnim sporočilo (angl. prompt message) v formatu: "’ime baze’@’ime gostitelja’ ’zaporedna številka ukaza’&gt; " (primer: "test@PrimeWork 1&gt;").</text:span></text:p>
      <text:p text:style-name="P3"><text:span text:style-name="T1"/></text:p>
      <text:h text:style-name="Heading_20_3" text:outline-level="3">Sklop 4. Varnost in zaščita strežnika Linux</text:h>
      <text:p text:style-name="P3"><text:span text:style-name="T1">1. Vzpostavite varno povezavo SSL s strežnikom Apache. Opišite, kako generiramo strežniški certifikat in kako ga lahko uporabimo na strežniku Apache. (namig: SSLCertificateFile). V kateri mapi na sistemu Linux je shranjen certifikat?</text:span></text:p>
      <text:p text:style-name="P3"><text:span text:style-name="T1">2. Ob kliku na prijavo preusmerite uporabnika na varno povezavo. (namig: RewriteEngine On; RewriteCond %{QUERY_STRING} ^title=Special:UserLogin; RewriteRule ^(.*)$ https://% {SERVER_NAME}/ [R])</text:span></text:p>
      <text:p text:style-name="P3"><text:span text:style-name="T1">3. Do baze MySQL dovolite samo lokalni dostop. (namig: localhost) Kje se nahaja konfiguracija MySQL na sistemu Linux?</text:span></text:p>
      <text:p text:style-name="P3"><text:span text:style-name="T1">4. Na strežniku Apache ustvarite imenik private/, v katerem dovolite dostop le izbranim avtentificiranim uporabnikom. Kaj je pri tem potrebno spremeniti v sami konfiguraciji strežnika Apache?</text:span></text:p>
      <text:p text:style-name="P3"><text:span text:style-name="T1"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span></text:p>
      <text:p text:style-name="P3"><text:span text:style-name="T1"/></text:p>
      <text:h text:style-name="Heading_20_3" text:outline-level="3">5. Cron backup map, podatkovnih baz, in nastavitev sistema</text:h>
      <text:p text:style-name="P3"><text:span text:style-name="T1">1. Napišite skripto, ki z ukazom rdiff-backup kopira izbrane imenike iz domače mape uporabnika ~/ mycodes na oddaljeni strežnik prek varne povezave sshfs. Skripto dodajte v dnevni zagon uporabniškega strežnika cron. (namig: crontab -e)</text:span></text:p>
      <text:p text:style-name="P3"><text:soft-page-break/><text:span text:style-name="T1">2. V ukazu rdiff-backup omogočite izključevanje določenih podmap in dodajte še tedensko varnostno kopiranje. Naredite ločene varnostne kopije še za podatkovno bazo MySQL.</text:span></text:p>
      <text:p text:style-name="P3"><text:span text:style-name="T1">3. Omogočite samodejni priklop in izklop oddaljenega podsistema sshfs. (namig: generirajte dodaten ključ SSH, za izklop pa uporabite ukaz fusermount -u)</text:span></text:p>
      <text:p text:style-name="P3"><text:span text:style-name="T1">4. S pomočjo strežnika cron sprožite dnevno testiranje in prevajanje izvorne programske kode iz strežnika subversion. (namig: nightly-build)</text:span></text:p>
      <text:p text:style-name="P3"><text:span text:style-name="T1">5. Aktivirajte strežnik sendmail, ki ob napakah pri dnevnem prevajanju izvorne programske kode pošlje sporočilo obstoječemu uporabniku Linux z imenom "eagle".</text:span></text:p>
      <text:p text:style-name="P3"><text:span text:style-name="T1"/></text:p>
      <text:h text:style-name="Heading_20_3" text:outline-level="3">6. Samodejni ponovni zagon ob izpadu, izdelava prikrojenega namestitvenega paketa </text:h>
      <text:p text:style-name="P3"><text:span text:style-name="T1">1. Namestite strežnik heartbeat, ki nadzoruje odzivnost operacijskega sistema Linux in v primeru izpada obvesti administratorja. Kaj je potrebno spremeniti na sistemu Linux, da postavimo delujoče okolje za strežnik heartbeat? (namig: ha.cf)</text:span></text:p>
      <text:p text:style-name="P3"><text:span text:style-name="T1">2. Izdelajte namestitveni paket Debian, ki namesti skripte potrebne za namestitev in konfiguracijo vašega projekta.</text:span></text:p>
      <text:p text:style-name="P3"><text:span text:style-name="T1">3. V namestitvenem paketu Debian omogočite konfiguracijo paketa, ki uporabniku v primeru interaktivnega nameščanja omogoči vnos privzetih gesel.</text:span></text:p>
      <text:p text:style-name="P3"><text:span text:style-name="T1">4. Strežniku cron dodajte skripto za tedensko testiranje varnosti gesel. (namig: uporabite program john)</text:span></text:p>
      <text:p text:style-name="P3"><text:span text:style-name="T1">5. Namestite strežnik za zaznavo, poročanje in preprečevanje vdorov. (namig: denyhosts, rkhunter, snor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04T20:32:36.637788455</dc:date>
    <meta:editing-duration>PT4M8S</meta:editing-duration>
    <meta:editing-cycles>1</meta:editing-cycles>
    <meta:document-statistic meta:table-count="0" meta:image-count="0" meta:object-count="0" meta:page-count="3" meta:paragraph-count="37" meta:word-count="753" meta:character-count="5428" meta:non-whitespace-character-count="4710"/>
    <meta:generator>LibreOffice/6.4.6.2$Linux_X86_64 LibreOffice_project/40$Build-2</meta:generator>
  </office:meta>
</office:document-meta>
</file>